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78eb" officeooo:paragraph-rsid="001378eb"/>
    </style:style>
    <style:style style:name="P2" style:family="paragraph" style:parent-style-name="Standard">
      <style:text-properties officeooo:rsid="001378eb" officeooo:paragraph-rsid="001cb26e"/>
    </style:style>
    <style:style style:name="P3" style:family="paragraph" style:parent-style-name="Standard">
      <style:text-properties officeooo:rsid="001378eb" officeooo:paragraph-rsid="0022660c"/>
    </style:style>
    <style:style style:name="P4" style:family="paragraph" style:parent-style-name="Standard">
      <style:text-properties officeooo:rsid="001378eb" officeooo:paragraph-rsid="00232ebf"/>
    </style:style>
    <style:style style:name="P5" style:family="paragraph" style:parent-style-name="Standard">
      <style:paragraph-properties fo:text-align="center" style:justify-single-word="false"/>
      <style:text-properties officeooo:rsid="001378eb" officeooo:paragraph-rsid="001378eb"/>
    </style:style>
    <style:style style:name="P6" style:family="paragraph" style:parent-style-name="Standard">
      <style:text-properties fo:font-style="italic" officeooo:rsid="001378eb" officeooo:paragraph-rsid="001378eb" style:font-style-asian="italic" style:font-style-complex="italic"/>
    </style:style>
    <style:style style:name="P7" style:family="paragraph" style:parent-style-name="Standard">
      <style:text-properties fo:font-style="italic" officeooo:rsid="001378eb" officeooo:paragraph-rsid="0018d5a5" style:font-style-asian="italic" style:font-style-complex="italic"/>
    </style:style>
    <style:style style:name="P8" style:family="paragraph" style:parent-style-name="Standard">
      <style:paragraph-properties fo:text-align="center" style:justify-single-word="false"/>
      <style:text-properties fo:font-style="italic" officeooo:rsid="00264f33" officeooo:paragraph-rsid="00264f33" style:font-style-asian="italic" style:font-style-complex="italic"/>
    </style:style>
    <style:style style:name="P9" style:family="paragraph" style:parent-style-name="Standard">
      <style:text-properties fo:font-style="italic" officeooo:rsid="001378eb" officeooo:paragraph-rsid="0018d5a5" style:font-style-asian="italic" style:font-style-complex="italic"/>
    </style:style>
    <style:style style:name="P10" style:family="paragraph" style:parent-style-name="Standard">
      <style:text-properties officeooo:rsid="0018d5a5" officeooo:paragraph-rsid="001cb26e"/>
    </style:style>
    <style:style style:name="P11" style:family="paragraph" style:parent-style-name="Standard">
      <style:text-properties officeooo:rsid="001d4f83" officeooo:paragraph-rsid="001d4f83"/>
    </style:style>
    <style:style style:name="P12" style:family="paragraph" style:parent-style-name="Standard">
      <style:text-properties officeooo:rsid="00232ebf" officeooo:paragraph-rsid="00232ebf"/>
    </style:style>
    <style:style style:name="P13" style:family="paragraph" style:parent-style-name="Standard">
      <style:text-properties officeooo:rsid="0022660c" officeooo:paragraph-rsid="00241f03"/>
    </style:style>
    <style:style style:name="P14" style:family="paragraph" style:parent-style-name="Standard">
      <style:text-properties officeooo:rsid="001378eb" officeooo:paragraph-rsid="0018d5a5"/>
    </style:style>
    <style:style style:name="P15" style:family="paragraph" style:parent-style-name="Standard">
      <style:text-properties officeooo:rsid="001378eb" officeooo:paragraph-rsid="0022660c"/>
    </style:style>
    <style:style style:name="P16" style:family="paragraph" style:parent-style-name="Standard">
      <style:text-properties officeooo:rsid="001378eb" officeooo:paragraph-rsid="00232ebf"/>
    </style:style>
    <style:style style:name="P17" style:family="paragraph" style:parent-style-name="Standard">
      <style:text-properties officeooo:rsid="001378eb" officeooo:paragraph-rsid="001d4f83"/>
    </style:style>
    <style:style style:name="P18" style:family="paragraph" style:parent-style-name="Standard">
      <style:text-properties officeooo:rsid="002d4f9b" officeooo:paragraph-rsid="002d4f9b"/>
    </style:style>
    <style:style style:name="P19" style:family="paragraph" style:parent-style-name="Standard">
      <style:paragraph-properties fo:text-align="center" style:justify-single-word="false"/>
      <style:text-properties fo:font-style="normal" officeooo:rsid="00322487" officeooo:paragraph-rsid="00322487" style:font-style-asian="normal" style:font-style-complex="normal"/>
    </style:style>
    <style:style style:name="P20" style:family="paragraph" style:parent-style-name="Standard">
      <style:text-properties fo:font-style="normal" officeooo:rsid="001378eb" officeooo:paragraph-rsid="001378eb" style:font-style-asian="normal" style:font-style-complex="normal"/>
    </style:style>
    <style:style style:name="P21" style:family="paragraph" style:parent-style-name="Standard">
      <style:paragraph-properties fo:text-align="center" style:justify-single-word="false"/>
      <style:text-properties fo:font-style="normal" officeooo:rsid="0033d2af" officeooo:paragraph-rsid="00322487" style:font-style-asian="normal" style:font-style-complex="normal"/>
    </style:style>
    <style:style style:name="P22" style:family="paragraph" style:parent-style-name="Standard">
      <style:paragraph-properties fo:break-before="page"/>
      <style:text-properties officeooo:rsid="002d4f9b" officeooo:paragraph-rsid="002d4f9b"/>
    </style:style>
    <style:style style:name="T1" style:family="text">
      <style:text-properties officeooo:rsid="00163f14"/>
    </style:style>
    <style:style style:name="T2" style:family="text">
      <style:text-properties officeooo:rsid="0018e7e9"/>
    </style:style>
    <style:style style:name="T3" style:family="text">
      <style:text-properties officeooo:rsid="001cb26e"/>
    </style:style>
    <style:style style:name="T4" style:family="text">
      <style:text-properties officeooo:rsid="001d4f83"/>
    </style:style>
    <style:style style:name="T5" style:family="text">
      <style:text-properties fo:font-style="normal" officeooo:rsid="00264f33" style:font-style-asian="normal" style:font-style-complex="normal"/>
    </style:style>
    <style:style style:name="T6" style:family="text">
      <style:text-properties officeooo:rsid="0020c27c"/>
    </style:style>
    <style:style style:name="T7" style:family="text">
      <style:text-properties officeooo:rsid="00232ebf"/>
    </style:style>
    <style:style style:name="T8" style:family="text">
      <style:text-properties officeooo:rsid="00241f03"/>
    </style:style>
    <style:style style:name="T9" style:family="text">
      <style:text-properties officeooo:rsid="0024e9b5"/>
    </style:style>
    <style:style style:name="T10" style:family="text">
      <style:text-properties officeooo:rsid="002f50ab"/>
    </style:style>
    <style:style style:name="T11" style:family="text">
      <style:text-properties officeooo:rsid="002fb4c3"/>
    </style:style>
    <style:style style:name="T12" style:family="text">
      <style:text-properties officeooo:rsid="00316b7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ncent Wong</text:p>
      <text:p text:style-name="P1">I606 – Network Science</text:p>
      <text:p text:style-name="P1"/>
      <text:p text:style-name="P5"><text:span text:style-name="T5">The Effects of Banning Content in </text:span><text:span text:style-name="T1">Online Hate Community Structures</text:span></text:p>
      <text:p text:style-name="P8">Vincent Wong</text:p>
      <text:p text:style-name="P6">Abstract</text:p>
      <text:p text:style-name="P10"><text:tab/>How did the community structure of hateful subreddits change after the subreddits were banned in mid 2015?</text:p>
      <text:p text:style-name="P2"/>
      <text:p text:style-name="P21">INTRODUCTION</text:p>
      <text:p text:style-name="P17"><text:tab/><text:span text:style-name="T4">[GENERAL CONTEXT] There is a popular notion that the internet is renowned as a cesspool of hate [Wolchover, SciAmer]. There have been concerns about how the internet provides a platform that proliferates hate content in society at large [CITE]. This has been a growing concern about the proliferation of hate speech on social media. Microblogging sites like Twitter [cited], discussion boards like Reddit [cited], and VoIP applications like Discord [cited] have been removing users and communities deemed hateful. </text:span></text:p>
      <text:p text:style-name="P11"><text:tab/>[SPECIFIC CONTEXT] <text:span text:style-name="T11">For this project, I am interested in studying how administrative removal of hateful communities impacts the social network that forms around these communities. </text:span>There are concerns about whether <text:span text:style-name="T10">removing hateful content</text:span> is effective at reducing the presence or accessibility of this content [<text:span text:style-name="T11">CITE</text:span>]. <text:span text:style-name="T11">In some cases, there is immediate backlash from these communities when their spaces for distributing content are removed, resulting in greater dissemination of the content in other spaces [CITE]. A number of concerns arise around hate speech as free speech and how these platforms should handle these cases when freedom of speech fosters spaces for hate. </text:span></text:p>
      <text:p text:style-name="P4"><text:tab/><text:span text:style-name="T7">[CASE STUDY] To study this, I will look at the events on Reddit, the discussion board, when they banned major hate communities in 2015. At the time, Reddit banned a number of subreddits (subforums) it deemed hateful, including r/fatpeoplehate, a subreddit dedicated to deriding obese people, and r/CoonTown, a subreddit dedicated to racism against Black people. The resulting backlash ostensibly spilled hate speech across the website [cite]. </text:span></text:p>
      <text:p text:style-name="P12"><text:tab/>[PROBLEM] <text:span text:style-name="T11">There is very little research about online social networks affected by administrative action. </text:span>Although a previous study found that the observed amount of hatespeech across <text:span text:style-name="T11">R</text:span>eddit decreased [cite<text:span text:style-name="T12">d</text:span>], <text:span text:style-name="T12">i</text:span>t is not clear if banning the subreddit correctly conveyed the message that the content was not admissible, or if the content was simply chased outside of those subreddits or outside of <text:span text:style-name="T12">R</text:span>eddit as a whole. <text:span text:style-name="T12">In the case that the community moved to another platform, such a dynamic could result in a pigeon-spike arms war where platforms must all actively chase out hate content. </text:span></text:p>
      <text:p text:style-name="P4"><text:tab/><text:span text:style-name="T9">[IMMEDIATE RAMIFICATIONS FOR RESEARCH] This research will inform online discussion platform companies how to handle the removal of this content in a way that ensures minimal subsequent damage and unintended consequences of the removal. For this content removal, there is often a lot of backlash from the community. Handling these issues requires understanding how the community structure will react in response to these major changes. It may also provide information about community dynamics at the scale of the platform. In the case that platforms are increasingly forced to chase out hate content with which they no longer wish to associate, those communities are able to organize to make new platforms to house themselves. This project may lead into a broader discussion about how platforms’ actions affect the space of communities on the Internet as a whole. </text:span></text:p>
      <text:p text:style-name="P4"/>
      <text:p text:style-name="P6">Related work</text:p>
      <text:p text:style-name="P20"><text:tab/><text:span text:style-name="T3">STUFF HERE</text:span></text:p>
      <text:p text:style-name="P20"/>
      <text:p text:style-name="P6">Your approach and plan</text:p>
      <text:p text:style-name="P1"><text:soft-page-break/><text:tab/><text:span text:style-name="T2">Using readily available historical Reddit post and common data organized by subreddit, I will built an interaction network from before and after the 2015 subreddit banning to assess the impact this banning had on the social structure of reddit. By looking at the demographics of users who posted on the banned subreddits, we can determine how user behaviors re-integrated or changed. </text:span></text:p>
      <text:p text:style-name="P1"/>
      <text:p text:style-name="P19">DATA</text:p>
      <text:p text:style-name="P1"><text:tab/><text:span text:style-name="T7">Reddit data is collected monthly and stored and disseminated on r/datasets, a subreddit dedicated to sharing and requesting datasets. </text:span></text:p>
      <text:p text:style-name="P7"/>
      <text:p text:style-name="P7">Candidate methods to develop or apply</text:p>
      <text:p text:style-name="P3"><text:tab/>- <text:span text:style-name="T8">Construct interaction networks from before and after the banning date based on: (a) posting in the same subreddit, (b) posting in the same thread</text:span></text:p>
      <text:p text:style-name="P3"><text:tab/>- <text:span text:style-name="T8">Investigate how these relationships change in users who stay on reddit. Do people’s interactions in other subreddits become stronger?</text:span></text:p>
      <text:p text:style-name="P3"><text:tab/>- <text:span text:style-name="T8">What new subreddits appear in response to this? Do they garner the same communities in the network as from the original subreddits? Do they make STRONGER communities?</text:span></text:p>
      <text:p text:style-name="P3"><text:tab/>- <text:span text:style-name="T8">Determine the extent of attrition in accounts before and after (Do people just stop using reddit for this content?)</text:span></text:p>
      <text:p text:style-name="P13"><text:tab/>- Determine possible account switching across subreddits (Does reddit lose a lot of accounts in general? What about people who might have switched accounts so that their post history is no longer associated with the banned subreddits?)</text:p>
      <text:p text:style-name="P14"><text:tab/><text:tab/><text:span text:style-name="T6">We can compare any spikes in activity in the average number of posts across subreddits to general changes in the number of accounts present on those subreddits. </text:span></text:p>
      <text:p text:style-name="P14"><text:tab/></text:p>
      <text:p text:style-name="P22">Wolchover, SciAmer</text:p>
      <text:p text:style-name="P18"><text:a xlink:type="simple" xlink:href="https://www.scientificamerican.com/article/why-is-everyone-on-the-internet-so-angry/" text:style-name="Internet_20_link" text:visited-style-name="Visited_20_Internet_20_Link">https://www.scientificamerican.com/article/why-is-everyone-on-the-internet-so-angry/</text:a></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9T17:09:21.054197881</meta:creation-date>
    <dc:date>2018-02-11T17:28:02.253534880</dc:date>
    <meta:editing-duration>PT10H27M12S</meta:editing-duration>
    <meta:editing-cycles>16</meta:editing-cycles>
    <meta:generator>LibreOffice/5.1.6.2$Linux_X86_64 LibreOffice_project/10m0$Build-2</meta:generator>
    <meta:document-statistic meta:table-count="0" meta:image-count="0" meta:object-count="0" meta:page-count="3" meta:paragraph-count="28" meta:word-count="767" meta:character-count="4999" meta:non-whitespace-character-count="4233"/>
  </office:meta>
</office:document-meta>
</file>